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 style:parent-style-name="Standard" style:list-style-name="L1">
      <style:paragraph-properties fo:text-align="justify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kumentation Projekt: OCU OceanCleanUp<text:tab/><text:tab/><text:tab/><text:tab/><text:tab/><text:tab/>10.06.2017</text:p>
      <text:p text:style-name="P3">Gruppe: Johannis, Luca Elias</text:p>
      <text:p text:style-name="P1"/>
      <text:list xml:id="list539919352744587236" text:style-name="L1">
        <text:list-item>
          <text:p text:style-name="P4">Start vom Projekt, Vorbesprechung, zusammensuchen der nötigen Dokumente. Zum Beispiel Karten der Ozeane.</text:p>
        </text:list-item>
        <text:list-item>
          <text:p text:style-name="P6">Die Suche nach der passenden Map beginnt.</text:p>
        </text:list-item>
        <text:list-item>
          <text:p text:style-name="P6">Github Account erstellt, Projekt auf Github erstellt und auf Hackdash hochgeladen.</text:p>
        </text:list-item>
        <text:list-item>
          <text:p text:style-name="P6">Projekt Name auf Github und Hackdash bestimmt : WorldCleanUp</text:p>
        </text:list-item>
        <text:list-item>
          <text:p text:style-name="P6">Aufnahme in die Github, Jugend-Hackt Gruppe mit kleinen Problemen in der Kommunikation.</text:p>
        </text:list-item>
        <text:list-item>
          <text:p text:style-name="P6">Auf die Maplibary Leaflet gestoßen.</text:p>
        </text:list-item>
        <text:list-item>
          <text:p text:style-name="P6">Durch zu viel Fehlerhaftes verhalten der Maplibary weiter nach einer Map gesucht.</text:p>
        </text:list-item>
        <text:list-item>
          <text:p text:style-name="P6">Auf die Website <text:a xlink:type="simple" xlink:href="http://www.mapbox.com/" text:style-name="Internet_20_link" text:visited-style-name="Visited_20_Internet_20_Link">www.mapbox.com</text:a> gestoßen.</text:p>
        </text:list-item>
        <text:list-item>
          <text:p text:style-name="P6">Mapbox Account erstellt.</text:p>
        </text:list-item>
        <text:list-item>
          <text:p text:style-name="P6">Map ausgewählt und Libary <text:s/>Online zusammengestellt.</text:p>
        </text:list-item>
        <text:list-item>
          <text:p text:style-name="P6">Sämtliche Tutoritals für diese Art von Maplibary durchgelesen.</text:p>
        </text:list-item>
        <text:list-item>
          <text:p text:style-name="P6">Endlich geht es los mit Coden alle Vorbereitungen sind getroffen und wir können anfangen zu Coden.</text:p>
        </text:list-item>
        <text:list-item>
          <text:p text:style-name="P6">Stylesheet in CSS aus dem Internet übernommen.</text:p>
        </text:list-item>
        <text:list-item>
          <text:p text:style-name="P6">Map wird durch eine Verlinkung von dem Mapbox Server abgerufen.</text:p>
        </text:list-item>
        <text:list-item>
          <text:p text:style-name="P6">Design Challenge, mit Linux Icon'S erstellen wurde gestartet.</text:p>
        </text:list-item>
        <text:list-item>
          <text:p text:style-name="P6">Grobes Design und Form der Icon'S ausgesucht. Sind auf den IOS Style gestoßen.</text:p>
        </text:list-item>
        <text:list-item>
          <text:p text:style-name="P6">Um die Icon'S zu erstellen mussten wir Inkscape auf Linux über die Commandline inkstallieren und haben uns neues Linux Wissen angeeignet. </text:p>
        </text:list-item>
        <text:list-item>
          <text:p text:style-name="P6">Erster Kontakt <text:s/>mit Fehlern kurz vorm Mittagessen.</text:p>
        </text:list-item>
        <text:list-item>
          <text:p text:style-name="P6">Fehlerbehebung, woran lag es?: Falsche Klammersetzung, Na dann viel Spaß! <text:span text:style-name="T1">#Langeweile</text:span></text:p>
        </text:list-item>
        <text:list-item>
          <text:p text:style-name="P6">Erstmal eine Pause, Mittagessen.</text:p>
        </text:list-item>
        <text:list-item>
          <text:p text:style-name="P6">Gruppenfoto in der Arena.</text:p>
        </text:list-item>
        <text:list-item>
          <text:p text:style-name="P6">Weiter Coden...</text:p>
        </text:list-item>
        <text:list-item>
          <text:p text:style-name="P6">Erster Prototyp der WebApp <text:s/>ist entstanden.</text:p>
        </text:list-item>
        <text:list-item>
          <text:p text:style-name="P6">Nun Koordinaten berechnung der Beispiele für Standorte als Müllstrudel.</text:p>
        </text:list-item>
        <text:list-item>
          <text:p text:style-name="P6">Nun erstmal die Dokumentation anfangen und weiter Coden!!!</text:p>
        </text:list-item>
        <text:list-item>
          <text:p text:style-name="P6">Icons mit Inkscape fertiggestellt.</text:p>
        </text:list-item>
        <text:list-item>
          <text:p text:style-name="P6">Icons als Button verwendung programmiert, und Icons verlinkt.</text:p>
        </text:list-item>
        <text:list-item>
          <text:p text:style-name="P6">Add funktion in Javascript erstellt und programmiert.</text:p>
        </text:list-item>
        <text:list-item>
          <text:p text:style-name="P6">Fehlerbehebung von den neu aufgetretenen Fehlern.</text:p>
        </text:list-item>
        <text:list-item>
          <text:p text:style-name="P6">CSS Stylesheet angelegt.</text:p>
        </text:list-item>
        <text:list-item>
          <text:p text:style-name="P6">Neue Icons über Github bekommen und hinzugefügt.</text:p>
        </text:list-item>
        <text:list-item>
          <text:p text:style-name="P6">Generalprobe von der Präsentation.</text:p>
        </text:list-item>
        <text:list-item>
          <text:p text:style-name="P6">Kleines Mittagessen.</text:p>
        </text:list-item>
        <text:list-item>
          <text:p text:style-name="P6">Noch weiter an der Dokumentation schreiben.</text:p>
        </text:list-item>
        <text:list-item>
          <text:p text:style-name="P6">README.txt auf Github hochladen.</text:p>
        </text:list-item>
        <text:list-item>
          <text:p text:style-name="P6">Nochmal über das Projekt gucken und denn Rest für die Präsentation vorbereiten.</text:p>
        </text:list-item>
        <text:list-item>
          <text:p text:style-name="P6">Präsentation vor Publikum, der WebApp, Der AndroidApp und des Server'S.</text:p>
        </text:list-item>
        <text:list-item>
          <text:p text:style-name="P6">Ende von Jugenhackt rückt näher...</text:p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ca Elias Stresow</meta:initial-creator>
    <meta:creation-date>2017-06-10T17:30:38.13</meta:creation-date>
    <dc:date>2017-06-11T11:47:17.96</dc:date>
    <dc:creator>Luca Elias Stresow</dc:creator>
    <meta:editing-duration>PT25M42S</meta:editing-duration>
    <meta:editing-cycles>5</meta:editing-cycles>
    <meta:generator>OpenOffice/4.1.2$Win32 OpenOffice.org_project/412m3$Build-9782</meta:generator>
    <meta:document-statistic meta:table-count="0" meta:image-count="0" meta:object-count="0" meta:page-count="1" meta:paragraph-count="40" meta:word-count="342" meta:character-count="2233"/>
  </office:meta>
</office:document-meta>
</file>